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B000000658EBBB41146ADC05C.png" manifest:media-type="image/png"/>
  <manifest:file-entry manifest:full-path="Pictures/10000201000000B7000000C345D68401435D2906.png" manifest:media-type="image/png"/>
  <manifest:file-entry manifest:full-path="Pictures/1000020100000128000000A368CBDB6B2CB46EB8.png" manifest:media-type="image/png"/>
  <manifest:file-entry manifest:full-path="Pictures/10000201000000BB00000141A6F1B4C368BE53F6.png" manifest:media-type="image/png"/>
  <manifest:file-entry manifest:full-path="Pictures/10000201000000B6000000A46CCC9EB938C56D99.png" manifest:media-type="image/png"/>
  <manifest:file-entry manifest:full-path="Pictures/10000201000000B8000000D61DA82F1D36501123.png" manifest:media-type="image/png"/>
  <manifest:file-entry manifest:full-path="Pictures/10000201000000B60000015D0F877B7505262A43.png" manifest:media-type="image/png"/>
  <manifest:file-entry manifest:full-path="Pictures/10000201000000920000008A285E80840DD4AF51.png" manifest:media-type="image/png"/>
  <manifest:file-entry manifest:full-path="Pictures/10000201000000B500000094FDB994BA3B4E7DD4.png" manifest:media-type="image/png"/>
  <manifest:file-entry manifest:full-path="Pictures/100002010000008F0000008E0388DA7A9C65186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3973d6a"/>
    </style:style>
    <style:style style:name="P9" style:family="paragraph" style:parent-style-name="Text_20_body">
      <style:text-properties officeooo:paragraph-rsid="03b50e68"/>
    </style:style>
    <style:style style:name="P10" style:family="paragraph" style:parent-style-name="Text_20_body">
      <style:text-properties officeooo:rsid="03b97d25" officeooo:paragraph-rsid="03b97d25"/>
    </style:style>
    <style:style style:name="P11" style:family="paragraph" style:parent-style-name="Text_20_body">
      <style:text-properties officeooo:paragraph-rsid="03ba1560"/>
    </style:style>
    <style:style style:name="P12" style:family="paragraph" style:parent-style-name="Text_20_body">
      <style:text-properties officeooo:rsid="03bbdd00" officeooo:paragraph-rsid="03bbdd00"/>
    </style:style>
    <style:style style:name="P13" style:family="paragraph" style:parent-style-name="Text_20_body">
      <style:text-properties officeooo:rsid="03bbdd00" officeooo:paragraph-rsid="03becafb"/>
    </style:style>
    <style:style style:name="P14" style:family="paragraph" style:parent-style-name="Text_20_body">
      <style:text-properties officeooo:paragraph-rsid="03bd8e3d"/>
    </style:style>
    <style:style style:name="P15" style:family="paragraph" style:parent-style-name="Text_20_body">
      <style:text-properties officeooo:rsid="03badb3a" officeooo:paragraph-rsid="03becafb"/>
    </style:style>
    <style:style style:name="P16" style:family="paragraph" style:parent-style-name="Text_20_body">
      <style:text-properties officeooo:paragraph-rsid="03becafb"/>
    </style:style>
    <style:style style:name="P17" style:family="paragraph" style:parent-style-name="Text_20_body">
      <style:text-properties officeooo:rsid="03c21309" officeooo:paragraph-rsid="03c21309"/>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Contents_20_5">
      <style:paragraph-properties>
        <style:tab-stops>
          <style:tab-stop style:position="17.004cm" style:type="right" style:leader-style="dotted" style:leader-text="."/>
        </style:tab-stops>
      </style:paragraph-properties>
    </style:style>
    <style:style style:name="P23" style:family="paragraph" style:parent-style-name="Heading_20_4">
      <style:text-properties officeooo:paragraph-rsid="03ba1560"/>
    </style:style>
    <style:style style:name="P24" style:family="paragraph" style:parent-style-name="Heading_20_4">
      <style:text-properties officeooo:paragraph-rsid="03becafb"/>
    </style:style>
    <style:style style:name="P25" style:family="paragraph" style:parent-style-name="Horizontal_20_Line">
      <style:text-properties officeooo:paragraph-rsid="03becafb"/>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29" style:family="paragraph" style:parent-style-name="Heading_20_1">
      <style:paragraph-properties fo:margin-top="0cm" fo:margin-bottom="0cm" style:contextual-spacing="false"/>
      <style:text-properties officeooo:paragraph-rsid="035f80d2"/>
    </style:style>
    <style:style style:name="P30" style:family="paragraph" style:parent-style-name="Heading_20_2">
      <style:text-properties officeooo:paragraph-rsid="03becafb"/>
    </style:style>
    <style:style style:name="P31" style:family="paragraph" style:parent-style-name="Heading_20_3">
      <style:text-properties officeooo:paragraph-rsid="03becafb"/>
    </style:style>
    <style:style style:name="P32" style:family="paragraph" style:parent-style-name="Heading_20_5">
      <style:text-properties officeooo:paragraph-rsid="03becafb"/>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bcdac" style:font-size-asian="10pt" style:font-size-complex="10pt"/>
    </style:style>
    <style:style style:name="T4" style:family="text">
      <style:text-properties fo:font-size="10pt" officeooo:rsid="03b50e68" style:font-size-asian="10pt" style:font-size-complex="10pt"/>
    </style:style>
    <style:style style:name="T5" style:family="text">
      <style:text-properties fo:font-size="10pt" officeooo:rsid="03b6b315"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b7f5c0" style:font-name-asian="Microsoft YaHei" style:font-size-asian="18.2000007629395pt" style:font-weight-asian="bold" style:font-name-complex="Mangal" style:font-size-complex="18.2000007629395pt" style:font-weight-complex="bold"/>
    </style:style>
    <style:style style:name="T12" style:family="text">
      <style:text-properties officeooo:rsid="00a7279d"/>
    </style:style>
    <style:style style:name="T13" style:family="text">
      <style:text-properties officeooo:rsid="03b50e68"/>
    </style:style>
    <style:style style:name="T14" style:family="text">
      <style:text-properties officeooo:rsid="03b7f5c0"/>
    </style:style>
    <style:style style:name="T15" style:family="text">
      <style:text-properties officeooo:rsid="03b97d25"/>
    </style:style>
    <style:style style:name="T16" style:family="text">
      <style:text-properties officeooo:rsid="03ba1560"/>
    </style:style>
    <style:style style:name="T17" style:family="text">
      <style:text-properties officeooo:rsid="03bbdd00"/>
    </style:style>
    <style:style style:name="T18" style:family="text">
      <style:text-properties officeooo:rsid="03bd8e3d"/>
    </style:style>
    <style:style style:name="T19" style:family="text">
      <style:text-properties officeooo:rsid="03becaf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11 Editors - Geometry Nodes Editor - Header - Add Menu - Poi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1 Editors - Geometry Nodes Editor - Header - Add Menu - Point</text:p>
          </text:index-title>
          <text:p text:style-name="P18"><text:a xlink:type="simple" xlink:href="#__RefHeading___Toc9731_2334785218" text:style-name="Index_20_Link" text:visited-style-name="Index_20_Link">Detailed table of content<text:tab/>1</text:a></text:p>
          <text:p text:style-name="P18"><text:a xlink:type="simple" xlink:href="#__RefHeading___Toc1324_2343488134" text:style-name="Index_20_Link" text:visited-style-name="Index_20_Link">Add menu - Point<text:tab/>2</text:a></text:p>
          <text:p text:style-name="P19"><text:a xlink:type="simple" xlink:href="#__RefHeading___Toc653_1587946124" text:style-name="Index_20_Link" text:visited-style-name="Index_20_Link">Align Rotation to Vector<text:tab/>3</text:a></text:p>
          <text:p text:style-name="P19"><text:a xlink:type="simple" xlink:href="#__RefHeading___Toc590_1179340881" text:style-name="Index_20_Link" text:visited-style-name="Index_20_Link">Point Distribute<text:tab/>3</text:a></text:p>
          <text:p text:style-name="P19"><text:a xlink:type="simple" xlink:href="#__RefHeading___Toc592_1179340881" text:style-name="Index_20_Link" text:visited-style-name="Index_20_Link">Point Instance<text:tab/>4</text:a></text:p>
          <text:p text:style-name="P19"><text:a xlink:type="simple" xlink:href="#__RefHeading___Toc350_3444641177" text:style-name="Index_20_Link" text:visited-style-name="Index_20_Link">Point Rotate<text:tab/>5</text:a></text:p>
          <text:p text:style-name="P19"><text:a xlink:type="simple" xlink:href="#__RefHeading___Toc655_1587946124" text:style-name="Index_20_Link" text:visited-style-name="Index_20_Link">Point Scale<text:tab/>6</text:a></text:p>
          <text:p text:style-name="P19"><text:a xlink:type="simple" xlink:href="#__RefHeading___Toc328_3444641177" text:style-name="Index_20_Link" text:visited-style-name="Index_20_Link">Point Separate<text:tab/>7</text:a></text:p>
          <text:p text:style-name="P19"><text:a xlink:type="simple" xlink:href="#__RefHeading___Toc657_1587946124" text:style-name="Index_20_Link" text:visited-style-name="Index_20_Link">Point Translate<text:tab/>7</text:a></text:p>
        </text:index-body>
      </text:table-of-content>
      <text:p text:style-name="Standard"/>
      <text:p text:style-name="P5"/>
      <table:table table:name="Tabelle4" table:style-name="Tabelle4">
        <table:table-column table:style-name="Tabelle4.A"/>
        <table:table-row table:style-name="TableLine2628788915984">
          <table:table-cell table:style-name="Tabelle4.A1" office:value-type="string">
            <text:h text:style-name="P28" text:outline-level="1"><text:bookmark-start text:name="__RefHeading___Toc9731_2334785218"/>D<text:span text:style-name="T1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text:a xlink:type="simple" xlink:href="#__RefHeading___Toc9731_2334785218" text:style-name="Index_20_Link" text:visited-style-name="Index_20_Link">Detailed table of content<text:tab/>1</text:a></text:p>
          <text:p text:style-name="P18"><text:a xlink:type="simple" xlink:href="#__RefHeading___Toc1324_2343488134" text:style-name="Index_20_Link" text:visited-style-name="Index_20_Link">Add menu - Point<text:tab/>2</text:a></text:p>
          <text:p text:style-name="P19"><text:a xlink:type="simple" xlink:href="#__RefHeading___Toc653_1587946124" text:style-name="Index_20_Link" text:visited-style-name="Index_20_Link">Align Rotation to Vector<text:tab/>3</text:a></text:p>
          <text:p text:style-name="P20"><text:a xlink:type="simple" xlink:href="#__RefHeading___Toc659_1587946124" text:style-name="Index_20_Link" text:visited-style-name="Index_20_Link">Inputs<text:tab/>3</text:a></text:p>
          <text:p text:style-name="P21"><text:a xlink:type="simple" xlink:href="#__RefHeading___Toc661_1587946124" text:style-name="Index_20_Link" text:visited-style-name="Index_20_Link">Geometry<text:tab/>3</text:a></text:p>
          <text:p text:style-name="P21"><text:a xlink:type="simple" xlink:href="#__RefHeading___Toc663_1587946124" text:style-name="Index_20_Link" text:visited-style-name="Index_20_Link">Factor<text:tab/>3</text:a></text:p>
          <text:p text:style-name="P21"><text:a xlink:type="simple" xlink:href="#__RefHeading___Toc665_1587946124" text:style-name="Index_20_Link" text:visited-style-name="Index_20_Link">Vector<text:tab/>3</text:a></text:p>
          <text:p text:style-name="P20"><text:a xlink:type="simple" xlink:href="#__RefHeading___Toc667_1587946124" text:style-name="Index_20_Link" text:visited-style-name="Index_20_Link">Properties<text:tab/>3</text:a></text:p>
          <text:p text:style-name="P21"><text:a xlink:type="simple" xlink:href="#__RefHeading___Toc669_1587946124" text:style-name="Index_20_Link" text:visited-style-name="Index_20_Link">Axis<text:tab/>3</text:a></text:p>
          <text:p text:style-name="P21"><text:a xlink:type="simple" xlink:href="#__RefHeading___Toc671_1587946124" text:style-name="Index_20_Link" text:visited-style-name="Index_20_Link">Factor<text:tab/>3</text:a></text:p>
          <text:p text:style-name="P21"><text:a xlink:type="simple" xlink:href="#__RefHeading___Toc673_1587946124" text:style-name="Index_20_Link" text:visited-style-name="Index_20_Link">Vector<text:tab/>3</text:a></text:p>
          <text:p text:style-name="P20"><text:a xlink:type="simple" xlink:href="#__RefHeading___Toc675_1587946124" text:style-name="Index_20_Link" text:visited-style-name="Index_20_Link">Outputs<text:tab/>3</text:a></text:p>
          <text:p text:style-name="P21"><text:a xlink:type="simple" xlink:href="#__RefHeading___Toc677_1587946124" text:style-name="Index_20_Link" text:visited-style-name="Index_20_Link">Geometry<text:tab/>3</text:a></text:p>
          <text:p text:style-name="P19"><text:a xlink:type="simple" xlink:href="#__RefHeading___Toc590_1179340881" text:style-name="Index_20_Link" text:visited-style-name="Index_20_Link">Point Distribute<text:tab/>3</text:a></text:p>
          <text:p text:style-name="P20"><text:a xlink:type="simple" xlink:href="#__RefHeading___Toc594_1179340881" text:style-name="Index_20_Link" text:visited-style-name="Index_20_Link">Inputs<text:tab/>4</text:a></text:p>
          <text:p text:style-name="P21"><text:a xlink:type="simple" xlink:href="#__RefHeading___Toc596_1179340881" text:style-name="Index_20_Link" text:visited-style-name="Index_20_Link">Geometry<text:tab/>4</text:a></text:p>
          <text:p text:style-name="P21"><text:a xlink:type="simple" xlink:href="#__RefHeading___Toc598_1179340881" text:style-name="Index_20_Link" text:visited-style-name="Index_20_Link">Distance Min<text:tab/>4</text:a></text:p>
          <text:p text:style-name="P21"><text:a xlink:type="simple" xlink:href="#__RefHeading___Toc600_1179340881" text:style-name="Index_20_Link" text:visited-style-name="Index_20_Link">Density Max<text:tab/>4</text:a></text:p>
          <text:p text:style-name="P21"><text:a xlink:type="simple" xlink:href="#__RefHeading___Toc602_1179340881" text:style-name="Index_20_Link" text:visited-style-name="Index_20_Link">Density Attribute<text:tab/>4</text:a></text:p>
          <text:p text:style-name="P21"><text:a xlink:type="simple" xlink:href="#__RefHeading___Toc991_1569300879" text:style-name="Index_20_Link" text:visited-style-name="Index_20_Link">Seed<text:tab/>4</text:a></text:p>
          <text:p text:style-name="P20"><text:a xlink:type="simple" xlink:href="#__RefHeading___Toc604_1179340881" text:style-name="Index_20_Link" text:visited-style-name="Index_20_Link">Properties<text:tab/>4</text:a></text:p>
          <text:p text:style-name="P21"><text:a xlink:type="simple" xlink:href="#__RefHeading___Toc606_1179340881" text:style-name="Index_20_Link" text:visited-style-name="Index_20_Link">Distribution Method<text:tab/>4</text:a></text:p>
          <text:p text:style-name="P22"><text:a xlink:type="simple" xlink:href="#__RefHeading___Toc608_1179340881" text:style-name="Index_20_Link" text:visited-style-name="Index_20_Link">Random<text:tab/>4</text:a></text:p>
          <text:p text:style-name="P22"><text:a xlink:type="simple" xlink:href="#__RefHeading___Toc610_1179340881" text:style-name="Index_20_Link" text:visited-style-name="Index_20_Link">Poisson Disk<text:tab/>4</text:a></text:p>
          <text:p text:style-name="P22"><text:a xlink:type="simple" xlink:href="#__RefHeading___Toc612_1179340881" text:style-name="Index_20_Link" text:visited-style-name="Index_20_Link">Seed<text:tab/>4</text:a></text:p>
          <text:p text:style-name="P20"><text:a xlink:type="simple" xlink:href="#__RefHeading___Toc614_1179340881" text:style-name="Index_20_Link" text:visited-style-name="Index_20_Link">Output<text:tab/>4</text:a></text:p>
          <text:p text:style-name="P21"><text:a xlink:type="simple" xlink:href="#__RefHeading___Toc616_1179340881" text:style-name="Index_20_Link" text:visited-style-name="Index_20_Link">Geometry<text:tab/>4</text:a></text:p>
          <text:p text:style-name="P19"><text:a xlink:type="simple" xlink:href="#__RefHeading___Toc592_1179340881" text:style-name="Index_20_Link" text:visited-style-name="Index_20_Link">Point Instance<text:tab/>4</text:a></text:p>
          <text:p text:style-name="P20"><text:a xlink:type="simple" xlink:href="#__RefHeading___Toc618_1179340881" text:style-name="Index_20_Link" text:visited-style-name="Index_20_Link">Inputs<text:tab/>5</text:a></text:p>
          <text:p text:style-name="P21"><text:a xlink:type="simple" xlink:href="#__RefHeading___Toc620_1179340881" text:style-name="Index_20_Link" text:visited-style-name="Index_20_Link">Geometry<text:tab/>5</text:a></text:p>
          <text:p text:style-name="P21"><text:a xlink:type="simple" xlink:href="#__RefHeading___Toc622_1179340881" text:style-name="Index_20_Link" text:visited-style-name="Index_20_Link">Object / Collection<text:tab/>5</text:a></text:p>
          <text:p text:style-name="P20"><text:a xlink:type="simple" xlink:href="#__RefHeading___Toc346_3444641177" text:style-name="Index_20_Link" text:visited-style-name="Index_20_Link">Properties<text:tab/>5</text:a></text:p>
          <text:p text:style-name="P21"><text:a xlink:type="simple" xlink:href="#__RefHeading___Toc348_3444641177" text:style-name="Index_20_Link" text:visited-style-name="Index_20_Link">Instance Type<text:tab/>5</text:a></text:p>
          <text:p text:style-name="P20"><text:a xlink:type="simple" xlink:href="#__RefHeading___Toc624_1179340881" text:style-name="Index_20_Link" text:visited-style-name="Index_20_Link">Outputs<text:tab/>5</text:a></text:p>
          <text:p text:style-name="P21"><text:soft-page-break/><text:a xlink:type="simple" xlink:href="#__RefHeading___Toc626_1179340881" text:style-name="Index_20_Link" text:visited-style-name="Index_20_Link">Geometry<text:tab/>5</text:a></text:p>
          <text:p text:style-name="P19"><text:a xlink:type="simple" xlink:href="#__RefHeading___Toc350_3444641177" text:style-name="Index_20_Link" text:visited-style-name="Index_20_Link">Point Rotate<text:tab/>5</text:a></text:p>
          <text:p text:style-name="P20"><text:a xlink:type="simple" xlink:href="#__RefHeading___Toc352_3444641177" text:style-name="Index_20_Link" text:visited-style-name="Index_20_Link">Inputs<text:tab/>5</text:a></text:p>
          <text:p text:style-name="P21"><text:a xlink:type="simple" xlink:href="#__RefHeading___Toc354_3444641177" text:style-name="Index_20_Link" text:visited-style-name="Index_20_Link">Geometry<text:tab/>5</text:a></text:p>
          <text:p text:style-name="P21"><text:a xlink:type="simple" xlink:href="#__RefHeading___Toc356_3444641177" text:style-name="Index_20_Link" text:visited-style-name="Index_20_Link">Rotation<text:tab/>5</text:a></text:p>
          <text:p text:style-name="P20"><text:a xlink:type="simple" xlink:href="#__RefHeading___Toc358_3444641177" text:style-name="Index_20_Link" text:visited-style-name="Index_20_Link">Properties<text:tab/>5</text:a></text:p>
          <text:p text:style-name="P21"><text:a xlink:type="simple" xlink:href="#__RefHeading___Toc360_3444641177" text:style-name="Index_20_Link" text:visited-style-name="Index_20_Link">Rotate Type<text:tab/>5</text:a></text:p>
          <text:p text:style-name="P22"><text:a xlink:type="simple" xlink:href="#__RefHeading___Toc362_3444641177" text:style-name="Index_20_Link" text:visited-style-name="Index_20_Link">Axis Angle<text:tab/>5</text:a></text:p>
          <text:p text:style-name="P22"><text:a xlink:type="simple" xlink:href="#__RefHeading___Toc364_3444641177" text:style-name="Index_20_Link" text:visited-style-name="Index_20_Link">Euler<text:tab/>5</text:a></text:p>
          <text:p text:style-name="P21"><text:a xlink:type="simple" xlink:href="#__RefHeading___Toc366_3444641177" text:style-name="Index_20_Link" text:visited-style-name="Index_20_Link">Rotate Space<text:tab/>6</text:a></text:p>
          <text:p text:style-name="P22"><text:a xlink:type="simple" xlink:href="#__RefHeading___Toc368_3444641177" text:style-name="Index_20_Link" text:visited-style-name="Index_20_Link">Object<text:tab/>6</text:a></text:p>
          <text:p text:style-name="P22"><text:a xlink:type="simple" xlink:href="#__RefHeading___Toc370_3444641177" text:style-name="Index_20_Link" text:visited-style-name="Index_20_Link">Point<text:tab/>6</text:a></text:p>
          <text:p text:style-name="P21"><text:a xlink:type="simple" xlink:href="#__RefHeading___Toc372_3444641177" text:style-name="Index_20_Link" text:visited-style-name="Index_20_Link">Input Type Rotation<text:tab/>6</text:a></text:p>
          <text:p text:style-name="P20"><text:a xlink:type="simple" xlink:href="#__RefHeading___Toc374_3444641177" text:style-name="Index_20_Link" text:visited-style-name="Index_20_Link">Outputs<text:tab/>6</text:a></text:p>
          <text:p text:style-name="P21"><text:a xlink:type="simple" xlink:href="#__RefHeading___Toc376_3444641177" text:style-name="Index_20_Link" text:visited-style-name="Index_20_Link">Geometry<text:tab/>6</text:a></text:p>
          <text:p text:style-name="P19"><text:a xlink:type="simple" xlink:href="#__RefHeading___Toc655_1587946124" text:style-name="Index_20_Link" text:visited-style-name="Index_20_Link">Point Scale<text:tab/>6</text:a></text:p>
          <text:p text:style-name="P20"><text:a xlink:type="simple" xlink:href="#__RefHeading___Toc679_1587946124" text:style-name="Index_20_Link" text:visited-style-name="Index_20_Link">Inputs<text:tab/>6</text:a></text:p>
          <text:p text:style-name="P21"><text:a xlink:type="simple" xlink:href="#__RefHeading___Toc681_1587946124" text:style-name="Index_20_Link" text:visited-style-name="Index_20_Link">Geometry<text:tab/>6</text:a></text:p>
          <text:p text:style-name="P21"><text:a xlink:type="simple" xlink:href="#__RefHeading___Toc683_1587946124" text:style-name="Index_20_Link" text:visited-style-name="Index_20_Link">Translation<text:tab/>6</text:a></text:p>
          <text:p text:style-name="P20"><text:a xlink:type="simple" xlink:href="#__RefHeading___Toc685_1587946124" text:style-name="Index_20_Link" text:visited-style-name="Index_20_Link">Properties<text:tab/>6</text:a></text:p>
          <text:p text:style-name="P21"><text:a xlink:type="simple" xlink:href="#__RefHeading___Toc687_1587946124" text:style-name="Index_20_Link" text:visited-style-name="Index_20_Link">Type<text:tab/>6</text:a></text:p>
          <text:p text:style-name="P22"><text:a xlink:type="simple" xlink:href="#__RefHeading___Toc689_1587946124" text:style-name="Index_20_Link" text:visited-style-name="Index_20_Link">Attribute<text:tab/>6</text:a></text:p>
          <text:p text:style-name="P22"><text:a xlink:type="simple" xlink:href="#__RefHeading___Toc691_1587946124" text:style-name="Index_20_Link" text:visited-style-name="Index_20_Link">Vector<text:tab/>6</text:a></text:p>
          <text:p text:style-name="P20"><text:a xlink:type="simple" xlink:href="#__RefHeading___Toc693_1587946124" text:style-name="Index_20_Link" text:visited-style-name="Index_20_Link">Output<text:tab/>7</text:a></text:p>
          <text:p text:style-name="P21"><text:a xlink:type="simple" xlink:href="#__RefHeading___Toc695_1587946124" text:style-name="Index_20_Link" text:visited-style-name="Index_20_Link">Geometry<text:tab/>7</text:a></text:p>
          <text:p text:style-name="P19"><text:a xlink:type="simple" xlink:href="#__RefHeading___Toc328_3444641177" text:style-name="Index_20_Link" text:visited-style-name="Index_20_Link">Point Separate<text:tab/>7</text:a></text:p>
          <text:p text:style-name="P20"><text:a xlink:type="simple" xlink:href="#__RefHeading___Toc330_3444641177" text:style-name="Index_20_Link" text:visited-style-name="Index_20_Link">Inputs<text:tab/>7</text:a></text:p>
          <text:p text:style-name="P21"><text:a xlink:type="simple" xlink:href="#__RefHeading___Toc332_3444641177" text:style-name="Index_20_Link" text:visited-style-name="Index_20_Link">Mask<text:tab/>7</text:a></text:p>
          <text:p text:style-name="P21"><text:a xlink:type="simple" xlink:href="#__RefHeading___Toc334_3444641177" text:style-name="Index_20_Link" text:visited-style-name="Index_20_Link">Outputs<text:tab/>7</text:a></text:p>
          <text:p text:style-name="P22"><text:a xlink:type="simple" xlink:href="#__RefHeading___Toc336_3444641177" text:style-name="Index_20_Link" text:visited-style-name="Index_20_Link">Geometry 1<text:tab/>7</text:a></text:p>
          <text:p text:style-name="P22"><text:a xlink:type="simple" xlink:href="#__RefHeading___Toc338_3444641177" text:style-name="Index_20_Link" text:visited-style-name="Index_20_Link">Geometry 2<text:tab/>7</text:a></text:p>
          <text:p text:style-name="P19"><text:a xlink:type="simple" xlink:href="#__RefHeading___Toc657_1587946124" text:style-name="Index_20_Link" text:visited-style-name="Index_20_Link">Point Translate<text:tab/>7</text:a></text:p>
          <text:p text:style-name="P20"><text:a xlink:type="simple" xlink:href="#__RefHeading___Toc697_1587946124" text:style-name="Index_20_Link" text:visited-style-name="Index_20_Link">Inputs<text:tab/>7</text:a></text:p>
          <text:p text:style-name="P21"><text:a xlink:type="simple" xlink:href="#__RefHeading___Toc699_1587946124" text:style-name="Index_20_Link" text:visited-style-name="Index_20_Link">Geometry<text:tab/>7</text:a></text:p>
          <text:p text:style-name="P21"><text:a xlink:type="simple" xlink:href="#__RefHeading___Toc701_1587946124" text:style-name="Index_20_Link" text:visited-style-name="Index_20_Link">Translation<text:tab/>7</text:a></text:p>
          <text:p text:style-name="P20"><text:a xlink:type="simple" xlink:href="#__RefHeading___Toc703_1587946124" text:style-name="Index_20_Link" text:visited-style-name="Index_20_Link">Properties<text:tab/>8</text:a></text:p>
          <text:p text:style-name="P21"><text:a xlink:type="simple" xlink:href="#__RefHeading___Toc705_1587946124" text:style-name="Index_20_Link" text:visited-style-name="Index_20_Link">Type<text:tab/>8</text:a></text:p>
          <text:p text:style-name="P22"><text:a xlink:type="simple" xlink:href="#__RefHeading___Toc707_1587946124" text:style-name="Index_20_Link" text:visited-style-name="Index_20_Link">Attribute<text:tab/>8</text:a></text:p>
          <text:p text:style-name="P22"><text:a xlink:type="simple" xlink:href="#__RefHeading___Toc709_1587946124" text:style-name="Index_20_Link" text:visited-style-name="Index_20_Link">Vector<text:tab/>8</text:a></text:p>
          <text:p text:style-name="P20"><text:a xlink:type="simple" xlink:href="#__RefHeading___Toc711_1587946124" text:style-name="Index_20_Link" text:visited-style-name="Index_20_Link">Output<text:tab/>8</text:a></text:p>
          <text:p text:style-name="P21"><text:a xlink:type="simple" xlink:href="#__RefHeading___Toc713_1587946124" text:style-name="Index_20_Link" text:visited-style-name="Index_20_Link">Geometry<text:tab/>8</text:a></text:p>
        </text:index-body>
      </text:table-of-content>
      <text:p text:style-name="P6"/>
      <text:p text:style-name="P2"/>
      <text:p text:style-name="P4"/>
      <table:table table:name="Tabelle3" table:style-name="Tabelle3">
        <table:table-column table:style-name="Tabelle3.A"/>
        <table:table-row table:style-name="TableLine2628788907824">
          <table:table-cell table:style-name="Tabelle3.A1" office:value-type="string">
            <text:h text:style-name="P29" text:outline-level="1"><text:bookmark-start text:name="__RefHeading___Toc1324_2343488134"/><text:span text:style-name="T9">A</text:span><text:span text:style-name="T10">dd</text:span><text:span text:style-name="T8"> menu - </text:span><text:span text:style-name="T11">Point</text:span><text:bookmark-end text:name="__RefHeading___Toc1324_2343488134"/></text:h>
          </table:table-cell>
        </table:table-row>
      </table:table>
      <text:p text:style-name="P3"><draw:frame draw:style-name="fr1" draw:name="Bild2" text:anchor-type="paragraph" svg:y="0.406cm" svg:width="5.009cm" svg:height="2.76cm" draw:z-index="0"><draw:image xlink:href="Pictures/1000020100000128000000A368CBDB6B2CB46EB8.png" xlink:type="simple" xlink:show="embed" xlink:actuate="onLoad" draw:mime-type="image/png"/></draw:frame></text:p>
      <text:p text:style-name="P9"><text:span text:style-name="T14">Point related nodes</text:span><text:span text:style-name="T13">.</text:span></text:p>
      <text:p text:style-name="P9"/>
      <text:p text:style-name="P9"/>
      <text:p text:style-name="P9"><text:soft-page-break/></text:p>
      <text:h text:style-name="Heading_20_2" text:outline-level="2"><draw:frame draw:style-name="fr1" draw:name="Bild8" text:anchor-type="paragraph" svg:y="0.406cm" svg:width="3.161cm" svg:height="5.429cm" draw:z-index="5"><draw:image xlink:href="Pictures/10000201000000BB00000141A6F1B4C368BE53F6.png" xlink:type="simple" xlink:show="embed" xlink:actuate="onLoad" draw:mime-type="image/png"/></draw:frame><text:bookmark-start text:name="__RefHeading___Toc653_1587946124"/>Align Rotation to Vector<text:bookmark-end text:name="__RefHeading___Toc653_1587946124"/></text:h>
      <text:p text:style-name="P14">The Align Rotation to Vector node rotates points into <text:span text:style-name="T18">a</text:span> given direction. It <text:span text:style-name="T18">uses </text:span>the Rotation attribute<text:span text:style-name="T18"> for that.</text:span></text:p>
      <text:h text:style-name="Heading_20_3" text:outline-level="3"><text:bookmark-start text:name="__RefHeading___Toc659_1587946124"/>Inputs<text:bookmark-end text:name="__RefHeading___Toc659_1587946124"/></text:h>
      <text:h text:style-name="Heading_20_4" text:outline-level="4"><text:bookmark-start text:name="__RefHeading___Toc661_1587946124"/>Geometry<text:bookmark-end text:name="__RefHeading___Toc661_1587946124"/></text:h>
      <text:p text:style-name="P14">Standard geometry input.</text:p>
      <text:h text:style-name="Heading_20_4" text:outline-level="4"><text:bookmark-start text:name="__RefHeading___Toc663_1587946124"/>Factor<text:bookmark-end text:name="__RefHeading___Toc663_1587946124"/></text:h>
      <text:p text:style-name="P14">Determines how much the points are rotated towards the vector. Zero effectively disables the node and one means that the points are aligned with the vector perfectly.</text:p>
      <text:h text:style-name="Heading_20_4" text:outline-level="4"><text:bookmark-start text:name="__RefHeading___Toc665_1587946124"/>Vector<text:bookmark-end text:name="__RefHeading___Toc665_1587946124"/></text:h>
      <text:p text:style-name="P14">The direction vector that points should be rotated to. The vector is in the local space of the object that is being modified. When it is all zeros for a point, it is not rotated at all.</text:p>
      <text:h text:style-name="Heading_20_3" text:outline-level="3"><text:bookmark-start text:name="__RefHeading___Toc667_1587946124"/>Properties<text:bookmark-end text:name="__RefHeading___Toc667_1587946124"/></text:h>
      <text:h text:style-name="Heading_20_4" text:outline-level="4"><text:bookmark-start text:name="__RefHeading___Toc669_1587946124"/>Axis<text:bookmark-end text:name="__RefHeading___Toc669_1587946124"/></text:h>
      <text:p text:style-name="P14">Local axis of the object that is to be rotated towards the vector input.</text:p>
      <text:h text:style-name="Heading_20_4" text:outline-level="4"><text:bookmark-start text:name="__RefHeading___Toc671_1587946124"/>Factor<text:bookmark-end text:name="__RefHeading___Toc671_1587946124"/></text:h>
      <text:p text:style-name="P14">Type of the Factor input socket.</text:p>
      <text:p text:style-name="P14"/>
      <text:h text:style-name="Heading_20_4" text:outline-level="4"><text:bookmark-start text:name="__RefHeading___Toc673_1587946124"/>Vector<text:bookmark-end text:name="__RefHeading___Toc673_1587946124"/></text:h>
      <text:p text:style-name="P14">Type of the Vector input socket.</text:p>
      <text:h text:style-name="Heading_20_3" text:outline-level="3"><text:bookmark-start text:name="__RefHeading___Toc675_1587946124"/>Outputs<text:bookmark-end text:name="__RefHeading___Toc675_1587946124"/></text:h>
      <text:h text:style-name="Heading_20_4" text:outline-level="4"><text:bookmark-start text:name="__RefHeading___Toc677_1587946124"/>Geometry<text:bookmark-end text:name="__RefHeading___Toc677_1587946124"/></text:h>
      <text:p text:style-name="P14">Standard geometry output.</text:p>
      <text:p text:style-name="Horizontal_20_Line"/>
      <text:h text:style-name="Heading_20_2" text:outline-level="2"><draw:frame draw:style-name="fr1" draw:name="Bild1" text:anchor-type="paragraph" svg:y="0.406cm" svg:width="3.12cm" svg:height="3.62cm" draw:z-index="1"><draw:image xlink:href="Pictures/10000201000000B8000000D61DA82F1D36501123.png" xlink:type="simple" xlink:show="embed" xlink:actuate="onLoad" draw:mime-type="image/png"/></draw:frame><text:bookmark-start text:name="__RefHeading___Toc590_1179340881"/>Point Distribute<text:bookmark-end text:name="__RefHeading___Toc590_1179340881"/></text:h>
      <text:p text:style-name="P9">The Point Distribute node distributes points on the surface of the input geometry object.</text:p>
      <text:h text:style-name="Heading_20_3" text:outline-level="3"><text:bookmark-start text:name="__RefHeading___Toc594_1179340881"/><text:soft-page-break/>Inputs<text:bookmark-end text:name="__RefHeading___Toc594_1179340881"/></text:h>
      <text:h text:style-name="Heading_20_4" text:outline-level="4"><text:bookmark-start text:name="__RefHeading___Toc596_1179340881"/>Geometry<text:bookmark-end text:name="__RefHeading___Toc596_1179340881"/></text:h>
      <text:p text:style-name="P9">Standard geometry input.<text:span text:style-name="T14"> </text:span>Note<text:span text:style-name="T14"> that o</text:span>nly meshes are supported.</text:p>
      <text:h text:style-name="Heading_20_4" text:outline-level="4"><text:bookmark-start text:name="__RefHeading___Toc598_1179340881"/>Distance Min<text:bookmark-end text:name="__RefHeading___Toc598_1179340881"/></text:h>
      <text:p text:style-name="P9">The minimal distance points can have to each other. <text:span text:style-name="T14">Note that t</text:span>his option is only available on distribution methods that supports it.</text:p>
      <text:h text:style-name="Heading_20_4" text:outline-level="4"><text:bookmark-start text:name="__RefHeading___Toc600_1179340881"/>Density Max<text:bookmark-end text:name="__RefHeading___Toc600_1179340881"/></text:h>
      <text:p text:style-name="P9">The point density for the point distribution. In other words, how many points there will be within one square meter.<text:span text:style-name="T14"> </text:span>Note<text:span text:style-name="T14"> that t</text:span>his will be capped on distributions with the Distance Min option. If the density is greater than what the minimal distance allows, no new points will be added after this threshold has been passed.</text:p>
      <text:h text:style-name="Heading_20_4" text:outline-level="4"><text:bookmark-start text:name="__RefHeading___Toc602_1179340881"/>Density Attribute<text:bookmark-end text:name="__RefHeading___Toc602_1179340881"/></text:h>
      <text:p text:style-name="P9">Which attribute to use for influencing the point density. The input values are mapped between zero and the Density.</text:p>
      <text:h text:style-name="Heading_20_4" text:outline-level="4"><text:bookmark-start text:name="__RefHeading___Toc991_1569300879"/>Seed<text:bookmark-end text:name="__RefHeading___Toc991_1569300879"/></text:h>
      <text:p text:style-name="P17">Random seed input.</text:p>
      <text:h text:style-name="Heading_20_3" text:outline-level="3"><text:bookmark-start text:name="__RefHeading___Toc604_1179340881"/>Properties<text:bookmark-end text:name="__RefHeading___Toc604_1179340881"/></text:h>
      <text:p text:style-name="P10">This properties most probably just shows under some circumstances, which we haven't managed to reproduce yet. The Blender manual does not give any hint here.</text:p>
      <text:h text:style-name="Heading_20_4" text:outline-level="4"><text:bookmark-start text:name="__RefHeading___Toc606_1179340881"/>Distribution Method<text:bookmark-end text:name="__RefHeading___Toc606_1179340881"/></text:h>
      <text:h text:style-name="Heading_20_5" text:outline-level="5"><text:bookmark-start text:name="__RefHeading___Toc608_1179340881"/>Random<text:bookmark-end text:name="__RefHeading___Toc608_1179340881"/></text:h>
      <text:p text:style-name="P9">Distribute points randomly on the surface.</text:p>
      <text:h text:style-name="Heading_20_5" text:outline-level="5"><text:bookmark-start text:name="__RefHeading___Toc610_1179340881"/>Poisson Disk<text:bookmark-end text:name="__RefHeading___Toc610_1179340881"/></text:h>
      <text:p text:style-name="P9">Project points on the surface evenly with a Poisson disk distribution.</text:p>
      <text:h text:style-name="Heading_20_5" text:outline-level="5"><text:bookmark-start text:name="__RefHeading___Toc612_1179340881"/>Seed<text:bookmark-end text:name="__RefHeading___Toc612_1179340881"/></text:h>
      <text:p text:style-name="P9">The random seed to use when generating points.</text:p>
      <text:h text:style-name="Heading_20_3" text:outline-level="3"><text:bookmark-start text:name="__RefHeading___Toc614_1179340881"/>Output<text:bookmark-end text:name="__RefHeading___Toc614_1179340881"/></text:h>
      <text:h text:style-name="Heading_20_4" text:outline-level="4"><text:bookmark-start text:name="__RefHeading___Toc616_1179340881"/>Geometry<text:bookmark-end text:name="__RefHeading___Toc616_1179340881"/></text:h>
      <text:p text:style-name="P9">Generated points.</text:p>
      <text:p text:style-name="Horizontal_20_Line"/>
      <text:h text:style-name="Heading_20_2" text:outline-level="2"><draw:frame draw:style-name="fr1" draw:name="Bild3" text:anchor-type="paragraph" svg:y="0.406cm" svg:width="3.08cm" svg:height="2.78cm" draw:z-index="2"><draw:image xlink:href="Pictures/10000201000000B6000000A46CCC9EB938C56D99.png" xlink:type="simple" xlink:show="embed" xlink:actuate="onLoad" draw:mime-type="image/png"/></draw:frame><text:bookmark-start text:name="__RefHeading___Toc592_1179340881"/>Point Instance<text:bookmark-end text:name="__RefHeading___Toc592_1179340881"/></text:h>
      <text:p text:style-name="P8">The Point Instance node instances an element to each of the points present in the input <text:soft-page-break/>geometry. It works for both point cloud and mesh vertices.</text:p>
      <text:p text:style-name="P8">Note<text:span text:style-name="T15"> that t</text:span>his node only works if the modifier belongs to a point cloud object.</text:p>
      <text:h text:style-name="Heading_20_3" text:outline-level="3"><draw:frame draw:style-name="fr1" draw:name="Bild6" text:anchor-type="paragraph" svg:y="0.406cm" svg:width="3.099cm" svg:height="3.3cm" draw:z-index="4"><draw:image xlink:href="Pictures/10000201000000B7000000C345D68401435D2906.png" xlink:type="simple" xlink:show="embed" xlink:actuate="onLoad" draw:mime-type="image/png"/></draw:frame><text:bookmark-start text:name="__RefHeading___Toc618_1179340881"/>Inputs<text:bookmark-end text:name="__RefHeading___Toc618_1179340881"/></text:h>
      <text:h text:style-name="Heading_20_4" text:outline-level="4"><text:bookmark-start text:name="__RefHeading___Toc620_1179340881"/>Geometry<text:bookmark-end text:name="__RefHeading___Toc620_1179340881"/></text:h>
      <text:p text:style-name="P8">Standard geometry input.</text:p>
      <text:h text:style-name="Heading_20_4" text:outline-level="4"><text:bookmark-start text:name="__RefHeading___Toc622_1179340881"/>Object<text:span text:style-name="T17"> / Collection</text:span><text:bookmark-end text:name="__RefHeading___Toc622_1179340881"/></text:h>
      <text:p text:style-name="P8">The object <text:span text:style-name="T17">or collection </text:span>to instantiate.</text:p>
      <text:h text:style-name="Heading_20_3" text:outline-level="3"><text:bookmark-start text:name="__RefHeading___Toc346_3444641177"/>Properties<text:bookmark-end text:name="__RefHeading___Toc346_3444641177"/></text:h>
      <text:h text:style-name="Heading_20_4" text:outline-level="4"><text:bookmark-start text:name="__RefHeading___Toc348_3444641177"/>Instance Type<text:bookmark-end text:name="__RefHeading___Toc348_3444641177"/></text:h>
      <text:p text:style-name="P12">Instance an object or a collection. The input type changes dependant of the choice here.</text:p>
      <text:h text:style-name="Heading_20_3" text:outline-level="3"><text:bookmark-start text:name="__RefHeading___Toc624_1179340881"/>Outputs<text:bookmark-end text:name="__RefHeading___Toc624_1179340881"/></text:h>
      <text:h text:style-name="Heading_20_4" text:outline-level="4"><text:bookmark-start text:name="__RefHeading___Toc626_1179340881"/>Geometry<text:bookmark-end text:name="__RefHeading___Toc626_1179340881"/></text:h>
      <text:p text:style-name="P8">Standard geometry output.</text:p>
      <text:p text:style-name="P8"/>
      <text:p text:style-name="P25"/>
      <text:h text:style-name="P30" text:outline-level="2"><draw:frame draw:style-name="fr1" draw:name="Bild7" text:anchor-type="paragraph" svg:y="0.383cm" svg:width="3.08cm" svg:height="5.911cm" draw:z-index="6"><draw:image xlink:href="Pictures/10000201000000B60000015D0F877B7505262A43.png" xlink:type="simple" xlink:show="embed" xlink:actuate="onLoad" draw:mime-type="image/png"/></draw:frame><text:bookmark-start text:name="__RefHeading___Toc350_3444641177"/>Point<text:span text:style-name="T18"> Rotate </text:span><text:bookmark-end text:name="__RefHeading___Toc350_3444641177"/></text:h>
      <text:p text:style-name="P15">Rotates points.</text:p>
      <text:h text:style-name="P31" text:outline-level="3"><text:bookmark-start text:name="__RefHeading___Toc352_3444641177"/>Inputs<text:bookmark-end text:name="__RefHeading___Toc352_3444641177"/></text:h>
      <text:h text:style-name="P24" text:outline-level="4"><text:bookmark-start text:name="__RefHeading___Toc354_3444641177"/>Geometry<text:bookmark-end text:name="__RefHeading___Toc354_3444641177"/></text:h>
      <text:p text:style-name="P15">Use the rotation of an existing geometry.</text:p>
      <text:h text:style-name="P24" text:outline-level="4"><text:bookmark-start text:name="__RefHeading___Toc356_3444641177"/>Rotation<text:bookmark-end text:name="__RefHeading___Toc356_3444641177"/></text:h>
      <text:p text:style-name="P13">The input rotation. Baset at a vector, or based at an attribute. </text:p>
      <text:h text:style-name="P31" text:outline-level="3"><text:bookmark-start text:name="__RefHeading___Toc358_3444641177"/>Properties<text:bookmark-end text:name="__RefHeading___Toc358_3444641177"/></text:h>
      <text:h text:style-name="P24" text:outline-level="4"><text:bookmark-start text:name="__RefHeading___Toc360_3444641177"/>Rotate Type<text:bookmark-end text:name="__RefHeading___Toc360_3444641177"/></text:h>
      <text:h text:style-name="P32" text:outline-level="5"><text:bookmark-start text:name="__RefHeading___Toc362_3444641177"/>Axis Angle<text:bookmark-end text:name="__RefHeading___Toc362_3444641177"/></text:h>
      <text:p text:style-name="P13">Rotate around an axis by an angle.</text:p>
      <text:h text:style-name="P32" text:outline-level="5"><text:bookmark-start text:name="__RefHeading___Toc364_3444641177"/>Euler<text:bookmark-end text:name="__RefHeading___Toc364_3444641177"/></text:h>
      <text:p text:style-name="P13">Rotate around the x, y and z axis.</text:p>
      <text:h text:style-name="P24" text:outline-level="4"><text:bookmark-start text:name="__RefHeading___Toc366_3444641177"/><text:soft-page-break/>Rotate Space<text:bookmark-end text:name="__RefHeading___Toc366_3444641177"/></text:h>
      <text:h text:style-name="P32" text:outline-level="5"><text:bookmark-start text:name="__RefHeading___Toc368_3444641177"/>Object<text:bookmark-end text:name="__RefHeading___Toc368_3444641177"/></text:h>
      <text:p text:style-name="P13">Rotate points in the local space of the object.</text:p>
      <text:h text:style-name="P32" text:outline-level="5"><text:bookmark-start text:name="__RefHeading___Toc370_3444641177"/>Point<text:bookmark-end text:name="__RefHeading___Toc370_3444641177"/></text:h>
      <text:p text:style-name="P13">Rotate every point in its local space.</text:p>
      <text:h text:style-name="P24" text:outline-level="4"><text:bookmark-start text:name="__RefHeading___Toc372_3444641177"/>Input Type Rotation<text:bookmark-end text:name="__RefHeading___Toc372_3444641177"/></text:h>
      <text:p text:style-name="P13">If the rotation is based at an attribute or at an vector.</text:p>
      <text:h text:style-name="P31" text:outline-level="3"><text:bookmark-start text:name="__RefHeading___Toc374_3444641177"/>Output<text:span text:style-name="T17">s</text:span><text:bookmark-end text:name="__RefHeading___Toc374_3444641177"/></text:h>
      <text:h text:style-name="P24" text:outline-level="4"><text:bookmark-start text:name="__RefHeading___Toc376_3444641177"/>Geometry<text:bookmark-end text:name="__RefHeading___Toc376_3444641177"/></text:h>
      <text:p text:style-name="P16">Standard geometry output.</text:p>
      <text:p text:style-name="Horizontal_20_Line"/>
      <text:h text:style-name="Heading_20_2" text:outline-level="2"><draw:frame draw:style-name="fr1" draw:name="Bild5" text:anchor-type="paragraph" svg:y="0.383cm" svg:width="2.469cm" svg:height="2.341cm" draw:z-index="7"><draw:image xlink:href="Pictures/10000201000000920000008A285E80840DD4AF51.png" xlink:type="simple" xlink:show="embed" xlink:actuate="onLoad" draw:mime-type="image/png"/></draw:frame><text:bookmark-start text:name="__RefHeading___Toc655_1587946124"/>Point Scale<text:bookmark-end text:name="__RefHeading___Toc655_1587946124"/></text:h>
      <text:p text:style-name="Text_20_body"><text:span text:style-name="T19">C</text:span>hanges the scale attribute of every point in the geometry by the specified amount<text:span text:style-name="T19">. E</text:span>ither from the attribute input or a vector input. <text:span text:style-name="T19">Note that t</text:span>he Attribute Vector Math Node <text:span text:style-name="T19">comes also w</text:span>with the Multiply operation and the scale attribute<text:span text:style-name="T19"> functionality</text:span>.</text:p>
      <text:p text:style-name="Text_20_body">The scale attribute is used by the Point Instance Node to determine the size of every instanced object or collection.</text:p>
      <text:h text:style-name="Heading_20_3" text:outline-level="3"><text:bookmark-start text:name="__RefHeading___Toc679_1587946124"/>Inputs<text:bookmark-end text:name="__RefHeading___Toc679_1587946124"/></text:h>
      <text:h text:style-name="Heading_20_4" text:outline-level="4"><text:bookmark-start text:name="__RefHeading___Toc681_1587946124"/>Geometry<text:bookmark-end text:name="__RefHeading___Toc681_1587946124"/></text:h>
      <text:p text:style-name="Text_20_body">Standard geometry input.</text:p>
      <text:h text:style-name="Heading_20_4" text:outline-level="4"><text:bookmark-start text:name="__RefHeading___Toc683_1587946124"/>Translation<text:bookmark-end text:name="__RefHeading___Toc683_1587946124"/></text:h>
      <text:p text:style-name="Text_20_body">The attribute or vector input.</text:p>
      <text:h text:style-name="Heading_20_3" text:outline-level="3"><text:bookmark-start text:name="__RefHeading___Toc685_1587946124"/>Properties<text:bookmark-end text:name="__RefHeading___Toc685_1587946124"/></text:h>
      <text:h text:style-name="Heading_20_4" text:outline-level="4"><draw:frame draw:style-name="fr1" draw:name="Bild11" text:anchor-type="paragraph" svg:y="0.406cm" svg:width="2.35cm" svg:height="1.709cm" draw:z-index="10"><draw:image xlink:href="Pictures/100002010000008B000000658EBBB41146ADC05C.png" xlink:type="simple" xlink:show="embed" xlink:actuate="onLoad" draw:mime-type="image/png"/></draw:frame><text:bookmark-start text:name="__RefHeading___Toc687_1587946124"/>Type<text:bookmark-end text:name="__RefHeading___Toc687_1587946124"/></text:h>
      <text:h text:style-name="Heading_20_5" text:outline-level="5"><text:bookmark-start text:name="__RefHeading___Toc689_1587946124"/>Attribute<text:bookmark-end text:name="__RefHeading___Toc689_1587946124"/></text:h>
      <text:p text:style-name="Text_20_body">Use the values from the attribute to move each point by a different amount.</text:p>
      <text:h text:style-name="Heading_20_5" text:outline-level="5"><text:bookmark-start text:name="__RefHeading___Toc691_1587946124"/>Vector<text:bookmark-end text:name="__RefHeading___Toc691_1587946124"/></text:h>
      <text:p text:style-name="Text_20_body">Use a single vector to translate every single point. Equivalent to the Transform Node.</text:p>
      <text:h text:style-name="Heading_20_3" text:outline-level="3"><text:bookmark-start text:name="__RefHeading___Toc693_1587946124"/><text:soft-page-break/>Output<text:bookmark-end text:name="__RefHeading___Toc693_1587946124"/></text:h>
      <text:h text:style-name="Heading_20_4" text:outline-level="4"><text:bookmark-start text:name="__RefHeading___Toc695_1587946124"/>Geometry<text:bookmark-end text:name="__RefHeading___Toc695_1587946124"/></text:h>
      <text:p text:style-name="Text_20_body">Standard geometry output.</text:p>
      <text:p text:style-name="Horizontal_20_Line"/>
      <text:h text:style-name="Heading_20_2" text:outline-level="2"><draw:frame draw:style-name="fr1" draw:name="Bild4" text:anchor-type="paragraph" svg:y="0.406cm" svg:width="3.069cm" svg:height="2.499cm" draw:z-index="3"><draw:image xlink:href="Pictures/10000201000000B500000094FDB994BA3B4E7DD4.png" xlink:type="simple" xlink:show="embed" xlink:actuate="onLoad" draw:mime-type="image/png"/></draw:frame><text:bookmark-start text:name="__RefHeading___Toc328_3444641177"/>Point Separate<text:bookmark-end text:name="__RefHeading___Toc328_3444641177"/></text:h>
      <text:p text:style-name="P11">Produces two output geometries. The point cloud component of the input geometry is split between the two outputs, based on the threshold and the input attribute<text:line-break/><text:line-break/>Tip! To get a more precise result you can combine the node with the Attribute Compare node.</text:p>
      <text:h text:style-name="Heading_20_3" text:outline-level="3"><text:bookmark-start text:name="__RefHeading___Toc330_3444641177"/>Inputs<text:bookmark-end text:name="__RefHeading___Toc330_3444641177"/></text:h>
      <text:h text:style-name="Heading_20_4" text:outline-level="4"><text:bookmark-start text:name="__RefHeading___Toc332_3444641177"/>Mask<text:bookmark-end text:name="__RefHeading___Toc332_3444641177"/></text:h>
      <text:p text:style-name="P11">The name of the attribute used to calculate which geometry output each point will belong to. Any value of “true” will move to the second output, and any value of “false” will move the point to the first output.<text:line-break/><text:line-break/>If the attribute has any data type besides boolean, the value will be implicitly converted, so a value of exactly zero is false, and any other value is true.</text:p>
      <text:h text:style-name="P23" text:outline-level="4"><text:bookmark-start text:name="__RefHeading___Toc334_3444641177"/>Outputs<text:bookmark-end text:name="__RefHeading___Toc334_3444641177"/></text:h>
      <text:h text:style-name="Heading_20_5" text:outline-level="5"><text:bookmark-start text:name="__RefHeading___Toc336_3444641177"/>Geometry 1<text:bookmark-end text:name="__RefHeading___Toc336_3444641177"/></text:h>
      <text:p text:style-name="P11">Points with a mask attribute value of “true” will be moved to the first input.<text:span text:style-name="T16"> </text:span></text:p>
      <text:h text:style-name="Heading_20_5" text:outline-level="5"><text:bookmark-start text:name="__RefHeading___Toc338_3444641177"/>Geometry 2<text:bookmark-end text:name="__RefHeading___Toc338_3444641177"/></text:h>
      <text:p text:style-name="P11">Points with a mask attribute value of “false” will be moved to the first input.</text:p>
      <text:p text:style-name="Horizontal_20_Line"/>
      <text:h text:style-name="Heading_20_2" text:outline-level="2"><draw:frame draw:style-name="fr1" draw:name="Bild9" text:anchor-type="paragraph" svg:y="0.406cm" svg:width="2.42cm" svg:height="2.401cm" draw:z-index="8"><draw:image xlink:href="Pictures/100002010000008F0000008E0388DA7A9C651861.png" xlink:type="simple" xlink:show="embed" xlink:actuate="onLoad" draw:mime-type="image/png"/></draw:frame><text:bookmark-start text:name="__RefHeading___Toc657_1587946124"/>Point Translate<text:bookmark-end text:name="__RefHeading___Toc657_1587946124"/></text:h>
      <text:p text:style-name="Text_20_body"><text:span text:style-name="T19">M</text:span>oves every point of the geometry by the specified amount<text:span text:style-name="T19">. E</text:span>ither from the attribute input or a vector input. <text:span text:style-name="T19">Note that</text:span> the Attribute Vector Math Node <text:span text:style-name="T19">comres also </text:span>with the Addition operation and the position attribute.</text:p>
      <text:h text:style-name="Heading_20_3" text:outline-level="3"><text:bookmark-start text:name="__RefHeading___Toc697_1587946124"/>Inputs<text:bookmark-end text:name="__RefHeading___Toc697_1587946124"/></text:h>
      <text:h text:style-name="Heading_20_4" text:outline-level="4"><text:bookmark-start text:name="__RefHeading___Toc699_1587946124"/>Geometry<text:bookmark-end text:name="__RefHeading___Toc699_1587946124"/></text:h>
      <text:p text:style-name="Text_20_body">Standard geometry input.</text:p>
      <text:h text:style-name="Heading_20_4" text:outline-level="4"><text:bookmark-start text:name="__RefHeading___Toc701_1587946124"/>Translation<text:bookmark-end text:name="__RefHeading___Toc701_1587946124"/></text:h>
      <text:p text:style-name="Text_20_body">The attribute or vector input.</text:p>
      <text:h text:style-name="Heading_20_3" text:outline-level="3"><text:bookmark-start text:name="__RefHeading___Toc703_1587946124"/><text:soft-page-break/>Properties<text:bookmark-end text:name="__RefHeading___Toc703_1587946124"/></text:h>
      <text:h text:style-name="Heading_20_4" text:outline-level="4"><draw:frame draw:style-name="fr1" draw:name="Bild10" text:anchor-type="paragraph" svg:y="0.406cm" svg:width="2.35cm" svg:height="1.709cm" draw:z-index="9"><draw:image xlink:href="Pictures/100002010000008B000000658EBBB41146ADC05C.png" xlink:type="simple" xlink:show="embed" xlink:actuate="onLoad" draw:mime-type="image/png"/></draw:frame><text:bookmark-start text:name="__RefHeading___Toc705_1587946124"/>Type<text:bookmark-end text:name="__RefHeading___Toc705_1587946124"/></text:h>
      <text:h text:style-name="Heading_20_5" text:outline-level="5"><text:bookmark-start text:name="__RefHeading___Toc707_1587946124"/>Attribute<text:bookmark-end text:name="__RefHeading___Toc707_1587946124"/></text:h>
      <text:p text:style-name="Text_20_body">Use the values from the attribute to move each point by a different amount.</text:p>
      <text:h text:style-name="Heading_20_5" text:outline-level="5"><text:bookmark-start text:name="__RefHeading___Toc709_1587946124"/>Vector<text:bookmark-end text:name="__RefHeading___Toc709_1587946124"/></text:h>
      <text:p text:style-name="Text_20_body">Use a single vector to translate every single point. Equivalent to the Transform Node.</text:p>
      <text:h text:style-name="Heading_20_3" text:outline-level="3"><text:bookmark-start text:name="__RefHeading___Toc711_1587946124"/>Output<text:bookmark-end text:name="__RefHeading___Toc711_1587946124"/></text:h>
      <text:h text:style-name="Heading_20_4" text:outline-level="4"><text:bookmark-start text:name="__RefHeading___Toc713_1587946124"/>Geometry<text:bookmark-end text:name="__RefHeading___Toc713_1587946124"/></text:h>
      <text:p text:style-name="Text_20_body">Standard geometry outpu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6b31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11 Editors - Geometry Nodes Editor - Header - Add Menu - Point</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34M32S</meta:editing-duration>
    <meta:editing-cycles>840</meta:editing-cycles>
    <meta:generator>LibreOffice/7.0.4.2$Windows_X86_64 LibreOffice_project/dcf040e67528d9187c66b2379df5ea4407429775</meta:generator>
    <dc:date>2021-01-26T17:52:27.639000000</dc:date>
    <meta:document-statistic meta:table-count="2" meta:image-count="11" meta:object-count="0" meta:page-count="8" meta:paragraph-count="215" meta:word-count="1098" meta:character-count="6250" meta:non-whitespace-character-count="5361"/>
    <meta:template xlink:type="simple" xlink:actuate="onRequest" xlink:title="standard1cm" xlink:href="../../../AppData/Roaming/LibreOffice/4/user/template/standard1cm.ott" meta:date="2016-03-29T10:15:31.334000000"/>
  </office:meta>
</office:document-meta>
</file>